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language="zxx" fo:country="none" style:text-underline-style="solid" style:text-underline-width="auto" style:text-underline-color="font-color" fo:font-weight="bold" officeooo:rsid="0010d5f7" officeooo:paragraph-rsid="0010d5f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style="italic" style:text-underline-style="none" fo:font-weight="bold" officeooo:rsid="0010d5f7" officeooo:paragraph-rsid="0010d5f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" style:family="paragraph" style:parent-style-name="Standard">
      <style:text-properties fo:language="zxx" fo:country="none" officeooo:rsid="0010d5f7" officeooo:paragraph-rsid="0010d5f7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Standard">
      <style:text-properties officeooo:paragraph-rsid="0010d5f7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10ea66"/>
    </style:style>
    <style:style style:name="T4" style:family="text">
      <style:text-properties officeooo:rsid="001274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r Sf :</text:p>
      <text:p text:style-name="P3"/>
      <text:p text:style-name="P1">I - Installation</text:p>
      <text:p text:style-name="P3">apt update</text:p>
      <text:p text:style-name="P3">apt upgrade -<text:span text:style-name="T3">y</text:span></text:p>
      <text:p text:style-name="P3">apt install vsftpd -y</text:p>
      <text:p text:style-name="P3"/>
      <text:p text:style-name="P1">II – Activation</text:p>
      <text:p text:style-name="P4">systemctl start vsftpd</text:p>
      <text:p text:style-name="P4">systemctl enable vsftpd</text:p>
      <text:p text:style-name="P4"/>
      <text:p text:style-name="P1">III – Sauvegarde des fichiers</text:p>
      <text:p text:style-name="P3">cp /etc/vsftpd.conf /etc/vsftpd.conf.bak</text:p>
      <text:p text:style-name="P3"/>
      <text:p text:style-name="P1">IV – Configuration</text:p>
      <text:p text:style-name="P3">nano /etc/vsftpd.conf</text:p>
      <text:p text:style-name="P3"/>
      <text:p text:style-name="P3">listen=<text:span text:style-name="T4">YES</text:span></text:p>
      <text:p text:style-name="P3">listen_ipv6=<text:span text:style-name="T4">NO</text:span></text:p>
      <text:p text:style-name="P3">anonymous_enable=NO</text:p>
      <text:p text:style-name="P3">local_enable=YES</text:p>
      <text:p text:style-name="P3">write_enable=YES</text:p>
      <text:p text:style-name="P3">chroot_local_user=YES</text:p>
      <text:p text:style-name="P3"/>
      <text:p text:style-name="P1">V – Créer l'utilisateur FTP</text:p>
      <text:p text:style-name="P3">adduser nom_utilisateur</text:p>
      <text:p text:style-name="P3"/>
      <text:p text:style-name="P3"><text:span text:style-name="T1">VI – Redémarrage</text:span> </text:p>
      <text:p text:style-name="P3">systemctl restart vsftpd</text:p>
      <text:p text:style-name="P3"/>
      <text:p text:style-name="P1">VII – Ouverture des ports</text:p>
      <text:p text:style-name="P3">?</text:p>
      <text:p text:style-name="P3"/>
      <text:p text:style-name="P1">VIII – test</text:p>
      <text:p text:style-name="P5">ftp <text:a xlink:type="simple" xlink:href="http://172.18.166.129/25" office:target-frame-name="_blank" xlink:show="new" text:style-name="Internet_20_link" text:visited-style-name="Visited_20_Internet_20_Link"><text:span text:style-name="T2">172.18.166.129/25</text:span></text:a></text:p>
      <text:p text:style-name="P5"><text:span text:style-name="T2"/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his Granier</meta:initial-creator>
    <meta:creation-date>2025-05-11T10:30:14.108000000</meta:creation-date>
    <dc:date>2025-05-27T18:02:20.460000000</dc:date>
    <dc:creator>Mathis Granier</dc:creator>
    <meta:editing-duration>PT2H9M18S</meta:editing-duration>
    <meta:editing-cycles>4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27" meta:word-count="60" meta:character-count="483" meta:non-whitespace-character-count="440"/>
  </office:meta>
</office:document-meta>
</file>